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1ca1" officeooo:paragraph-rsid="00101ca1"/>
    </style:style>
    <style:style style:name="P2" style:family="paragraph" style:parent-style-name="Standard">
      <style:paragraph-properties fo:text-align="justify" style:justify-single-word="false"/>
      <style:text-properties officeooo:rsid="00101ca1" officeooo:paragraph-rsid="00101ca1"/>
    </style:style>
    <style:style style:name="P3" style:family="paragraph" style:parent-style-name="Standard">
      <style:text-properties fo:font-weight="bold" officeooo:rsid="00101ca1" officeooo:paragraph-rsid="00101ca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01ca1" officeooo:paragraph-rsid="00101ca1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11a8e3" officeooo:paragraph-rsid="0011a8e3"/>
    </style:style>
    <style:style style:name="P6" style:family="paragraph" style:parent-style-name="Text_20_body">
      <style:text-properties fo:font-weight="normal" officeooo:rsid="001077b0" officeooo:paragraph-rsid="001077b0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size="12pt" fo:font-weight="normal" officeooo:rsid="00101ca1" officeooo:paragraph-rsid="0012aa6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01ca1" officeooo:paragraph-rsid="00101ca1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101ca1" officeooo:paragraph-rsid="00101ca1"/>
    </style:style>
    <style:style style:name="P10" style:family="paragraph" style:parent-style-name="Text_20_body" style:list-style-name="L1">
      <style:text-properties officeooo:paragraph-rsid="001077b0"/>
    </style:style>
    <style:style style:name="P11" style:family="paragraph" style:parent-style-name="Text_20_body" style:list-style-name="L1">
      <style:text-properties fo:font-weight="normal" officeooo:rsid="001077b0" officeooo:paragraph-rsid="001077b0" style:font-weight-asian="normal" style:font-weight-complex="normal"/>
    </style:style>
    <style:style style:name="T1" style:family="text">
      <style:text-properties officeooo:rsid="001077b0"/>
    </style:style>
    <style:style style:name="T2" style:family="text">
      <style:text-properties officeooo:rsid="0012aa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itHub Diary</text:p>
      <text:p text:style-name="P3"/>
      <text:p text:style-name="P3"/>
      <text:p text:style-name="P3">16 February</text:p>
      <text:p text:style-name="P1"/>
      <text:p text:style-name="P2">I <text:span text:style-name="T1">wrote</text:span> a bash script that creates all the different folders that are needed to store the information I will be collecting during the development of the project. Then, this was uploaded on GitHub <text:span text:style-name="T1">inside a repository that was previously created.</text:span></text:p>
      <text:p text:style-name="P5"/>
      <text:p text:style-name="P5">Bash script:</text:p>
      <text:p text:style-name="P5"/>
      <text:p text:style-name="P5">mkdir MTLSProject</text:p>
      <text:p text:style-name="P5">cd MTLSProject</text:p>
      <text:p text:style-name="P5"/>
      <text:p text:style-name="P5">mkdir Projects</text:p>
      <text:p text:style-name="P5">touch Projects/readme.txt</text:p>
      <text:p text:style-name="P5">touch Projects/commands.txt</text:p>
      <text:p text:style-name="P5"/>
      <text:p text:style-name="P5">mkdir Datasets</text:p>
      <text:p text:style-name="P5">#touch Datasets/namefile <text:s text:c="3"/>#touch creates a file inside a directory</text:p>
      <text:p text:style-name="P5"/>
      <text:p text:style-name="P5">mkdir Results</text:p>
      <text:p text:style-name="P5">mkdir Scripts</text:p>
      <text:p text:style-name="P5">mkdir bin</text:p>
      <text:p text:style-name="P5"/>
      <text:p text:style-name="P1"/>
      <text:p text:style-name="P3">20 February</text:p>
      <text:p text:style-name="P3"/>
      <text:p text:style-name="P6">Mandatory parts to pass the project:</text:p>
      <text:list xml:id="list6562140098764720439" text:style-name="L1">
        <text:list-item>
          <text:p text:style-name="P11">Extract the feature from your dataset</text:p>
        </text:list-item>
        <text:list-item>
          <text:p text:style-name="P10">Create cross-validated sets</text:p>
        </text:list-item>
        <text:list-item>
          <text:p text:style-name="P10">Train a SVM using single sequence information, using sklearn </text:p>
        </text:list-item>
        <text:list-item>
          <text:p text:style-name="P10">Check different window sizes for the inputs</text:p>
        </text:list-item>
        <text:list-item>
          <text:p text:style-name="P10">Analyze the results and compare it to previous work</text:p>
        </text:list-item>
        <text:list-item>
          <text:p text:style-name="P10">Review the state of art for your predictor </text:p>
        </text:list-item>
        <text:list-item>
          <text:p text:style-name="P10">Write a report</text:p>
        </text:list-item>
      </text:list>
      <text:p text:style-name="P8"/>
      <text:p text:style-name="P7"><text:span text:style-name="T2">First step: </text:span>Create a dictionary: <text:span text:style-name="T2">the key is the ID</text:span>, the value is one list. The list contains two elements: the aminoacid sequence and the topology.</text:p>
      <text:p text:style-name="P8"/>
      <text:p text:style-name="P2">How does an input vector look? Look at sklear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09:30:51.402027201</meta:creation-date>
    <dc:date>2018-02-20T11:10:07.587057121</dc:date>
    <meta:editing-duration>PT12M5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169" meta:character-count="1016" meta:non-whitespace-character-count="874"/>
  </office:meta>
</office:document-meta>
</file>